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 svg:font-family="'Times new roma'"/>
    <style:font-face style:name="Times new Roman" svg:font-family="'Times new Roman'"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byssinica SIL" fo:font-size="24pt" style:text-underline-style="solid" style:text-underline-width="auto" style:text-underline-color="font-color" fo:font-weight="bold" officeooo:rsid="001722b0" officeooo:paragraph-rsid="001722b0" style:font-size-asian="24pt" style:font-weight-asian="bold" style:font-size-complex="24pt" style:font-weight-complex="bold"/>
    </style:style>
    <style:style style:name="P2" style:family="paragraph" style:parent-style-name="Standard">
      <style:paragraph-properties fo:text-align="center" style:justify-single-word="false"/>
      <style:text-properties style:font-name="Times new roma" fo:font-size="24pt" style:text-underline-style="solid" style:text-underline-width="auto" style:text-underline-color="font-color" fo:font-weight="bold" officeooo:rsid="001722b0" officeooo:paragraph-rsid="001722b0"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Times new roma" fo:font-size="12pt" style:text-underline-style="none" fo:font-weight="normal" officeooo:rsid="001722b0" officeooo:paragraph-rsid="001722b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1722b0" officeooo:paragraph-rsid="001722b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1722b0" officeooo:paragraph-rsid="0018d1d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17cc35" officeooo:paragraph-rsid="0017cc35"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b0" officeooo:paragraph-rsid="001722b0"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b0" officeooo:paragraph-rsid="00186c48"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text-line-through-style="none" style:text-line-through-type="none" style:font-name="Times new Roman" fo:font-size="12pt" style:text-underline-style="none" fo:font-weight="normal" officeooo:rsid="0017cc35" officeooo:paragraph-rsid="0017cc3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style:font-name="Times new Roman" fo:font-size="12pt" style:text-underline-style="none" fo:font-weight="normal" officeooo:rsid="0018d1dd" officeooo:paragraph-rsid="0018d1d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style:font-name="Times new Roman" fo:font-size="12pt" style:text-underline-style="none" fo:font-weight="normal" officeooo:rsid="0018d1dd" officeooo:paragraph-rsid="0019c3b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style:font-name="Times new Roman" fo:font-size="16pt" style:text-underline-style="solid" style:text-underline-width="auto" style:text-underline-color="font-color" fo:font-weight="bold" officeooo:rsid="001722b0" officeooo:paragraph-rsid="0019c3b0"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text-line-through-style="none" style:text-line-through-type="none" style:font-name="Times new Roman" fo:font-size="16pt" style:text-underline-style="solid" style:text-underline-width="auto" style:text-underline-color="font-color" fo:font-weight="bold" officeooo:rsid="001722b0" officeooo:paragraph-rsid="001aebd9"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text-line-through-style="none" style:text-line-through-type="none" style:font-name="Times new Roman" fo:font-size="16pt" style:text-underline-style="solid" style:text-underline-width="auto" style:text-underline-color="font-color" fo:font-weight="bold" officeooo:rsid="001aebd9" officeooo:paragraph-rsid="001aebd9"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text-line-through-style="none" style:text-line-through-type="none" style:font-name="Times new Roman" fo:font-size="16pt" style:text-underline-style="solid" style:text-underline-width="auto" style:text-underline-color="font-color" fo:font-weight="bold" officeooo:rsid="001baf0c" officeooo:paragraph-rsid="001baf0c"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style:text-line-through-style="none" style:text-line-through-type="none"/>
    </style:style>
    <style:style style:name="T3" style:family="text">
      <style:text-properties style:text-line-through-style="none" style:text-line-through-type="none" fo:font-weight="bold" style:font-weight-asian="bold" style:font-weight-complex="bold"/>
    </style:style>
    <style:style style:name="T4" style:family="text">
      <style:text-properties style:text-line-through-style="none" style:text-line-through-type="none" fo:font-weight="bold" officeooo:rsid="0018d1dd" style:font-weight-asian="bold" style:font-weight-complex="bold"/>
    </style:style>
    <style:style style:name="T5" style:family="text">
      <style:text-properties style:text-line-through-style="none" style:text-line-through-type="none" officeooo:rsid="0017cc35"/>
    </style:style>
    <style:style style:name="T6" style:family="text">
      <style:text-properties style:text-line-through-style="none" style:text-line-through-type="none" officeooo:rsid="00186c48"/>
    </style:style>
    <style:style style:name="T7" style:family="text">
      <style:text-properties style:text-line-through-style="none" style:text-line-through-type="none" officeooo:rsid="0018d1dd"/>
    </style:style>
    <style:style style:name="T8" style:family="text">
      <style:text-properties style:text-line-through-style="none" style:text-line-through-type="none" officeooo:rsid="0018e1e8"/>
    </style:style>
    <style:style style:name="T9" style:family="text">
      <style:text-properties officeooo:rsid="0019c3b0"/>
    </style:style>
    <style:style style:name="T10" style:family="text">
      <style:text-properties fo:font-size="12pt" style:text-underline-style="none" fo:font-weight="normal" style:font-size-asian="12pt" style:font-weight-asian="normal" style:font-size-complex="12pt" style:font-weight-complex="normal"/>
    </style:style>
    <style:style style:name="T11" style:family="text">
      <style:text-properties fo:font-size="12pt" style:text-underline-style="none" fo:font-weight="normal" officeooo:rsid="0018d1dd" style:font-size-asian="12pt" style:font-weight-asian="normal" style:font-size-complex="12pt" style:font-weight-complex="normal"/>
    </style:style>
    <style:style style:name="T12" style:family="text">
      <style:text-properties fo:font-size="12pt" style:text-underline-style="none" fo:font-weight="normal" officeooo:rsid="001aebd9" style:font-size-asian="12pt" style:font-weight-asian="normal" style:font-size-complex="12pt" style:font-weight-complex="normal"/>
    </style:style>
    <style:style style:name="T13" style:family="text">
      <style:text-properties fo:font-size="12pt" style:text-underline-style="none" fo:font-weight="normal" officeooo:rsid="001baf0c" style:font-size-asian="12pt" style:font-weight-asian="normal" style:font-size-complex="12pt" style:font-weight-complex="normal"/>
    </style:style>
    <style:style style:name="T14" style:family="text">
      <style:text-properties fo:font-size="12pt" style:text-underline-style="none" fo:font-weight="normal" officeooo:rsid="001c3c5b" style:font-size-asian="12pt" style:font-weight-asian="normal" style:font-size-complex="12pt" style:font-weight-complex="normal"/>
    </style:style>
    <style:style style:name="T15" style:family="text">
      <style:text-properties officeooo:rsid="001aeb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Miguel Ángel Liaño</text:p>
      <text:p text:style-name="P3">Francisco Javier Nanclares</text:p>
      <text:p text:style-name="P1"/>
      <text:p text:style-name="P1">EJERCICIOS DE CAPTURA DE TRÁFICO-WIRESHARK</text:p>
      <text:p text:style-name="P1"/>
      <text:p text:style-name="P7">Ejercicio1:</text:p>
      <text:p text:style-name="P4">Comenzamos abriendo la shell y ejecutamos wireshark con el comando <text:span text:style-name="T1">$ sudo wireshark-gtk</text:span> para poder realizar una captura en vivo, una vez abierto elegimos la interfaz por donde vamos a capturar el tráfico de paquetes.</text:p>
      <text:p text:style-name="P4">Comenzamos a capturar dicho tráfico pulsando el botón ‘Start’ y en una nueva terminal ejecutamos el comando <text:span text:style-name="T1">$ sudo hping3 -S </text:span><text:span text:style-name="T3">p 80 </text:span><text:a xlink:type="simple" xlink:href="http://www.uam.es/" text:style-name="Internet_20_link" text:visited-style-name="Visited_20_Internet_20_Link"><text:span text:style-name="T3">www.uam.es</text:span></text:a><text:span text:style-name="T2">, tras unos segundos paramos la captura pulsando el botón ‘Stop’, analizamos el tráfico a partir de la información facilitada por wireshark como el número del paquete, tiempo, fuente, destino, protocolo… A continuación guardamos la traza en un fichero con extensión .pcap (no pcapng).</text:span></text:p>
      <text:p text:style-name="P4"><text:span text:style-name="T2">Cerramos wireshark y lo volvemos a abrir con el fichero guardado </text:span><text:span text:style-name="T5">previamente, </text:span><text:span text:style-name="T2">donde se muestra de nuevo la información anterior, añadimos dos nuevas columnas (PO y PD) y ordenamos en orden descendiente con respecto a PO, </text:span><text:span text:style-name="T5">en mi caso uno de los paquetes tiene el valor PO=53, con la siguiente información:</text:span></text:p>
      <text:p text:style-name="P6"><text:span text:style-name="T2">No. = 4, Time = 0.006123, Source = 192.168.27.2, Destination = 192.138.27.128, Protocol = DNS, Length = 97, PO = 53, PD = 54150, Info = Standar Query response 0x3245 A </text:span><text:a xlink:type="simple" xlink:href="http://www.uam.es/" text:style-name="Internet_20_link" text:visited-style-name="Visited_20_Internet_20_Link"><text:span text:style-name="T2">www.uam.es</text:span></text:a><text:span text:style-name="T2"> A 150.244.214.237 OPT.</text:span></text:p>
      <text:p text:style-name="P9"/>
      <text:p text:style-name="P8"><text:span text:style-name="T2">Ejercicio</text:span><text:span text:style-name="T6">2</text:span><text:span text:style-name="T2">:</text:span></text:p>
      <text:p text:style-name="P10">En este apartado nos solicitan capturar tráfico, para ello iniciamos la captura y comenzamos a generar tráfico con el navegador, para realizar el filtrado solicitado (por ip y tamaño del paquete mayor a 1000 bytes) para ello usamos la siguiente expresión, es importante destacar que es necesario añadir la columna ip ya que por defecto no se encuentra visible:</text:p>
      <text:p text:style-name="P10"><text:tab/>1.- frame.len &gt; 1000 &amp;&amp; ip</text:p>
      <text:p text:style-name="P5"><text:span text:style-name="T7"><text:tab/>2.- Para este apartado abría que realizar el mismo filtro realizado en el apartado anterior pero en este caso se aplicaría un filtro de captura (en el caso anterior era de visualización) , para ello antes de realizar la captura usaremos la opción </text:span><text:span text:style-name="T4">“Capture Filter”</text:span><text:span text:style-name="T7"> obteniendo así los paquetes deseados.</text:span></text:p>
      <text:p text:style-name="P5"><text:span text:style-name="T7"><text:tab/>3.-</text:span><text:span text:style-name="T8">El primer paquete tiene una longitud de 95 bytes la cual es mucho mayor a la de los siguientes 5 paquetes: 95, 253, 277, 74 y 60 bytes respectivamente, por lo general este primer paquete tendrá una longitud similar a los siguientes paquetes.</text:span></text:p>
      <text:p text:style-name="P12"/>
      <text:p text:style-name="P12">Ejercicio<text:span text:style-name="T9">3</text:span>:</text:p>
      <text:p text:style-name="P11">En este apartado <text:span text:style-name="T9">nos solicitan añadir una nueva columna, para ello tras generar tráfico procdemos añadir una nueva columna a partir de la opción edit→preferences→columns, creando una columna que llamaremos interarrival, cuyo tipo será UTC time de esta forma se mostrará una columna que muestre el tiempo de llegada de los paquetes tras su captura, éste nos permitirá diferenciar el tiempo de llegada entre paquetes consecutivos.</text:span></text:p>
      <text:p text:style-name="P12"/>
      <text:p text:style-name="P12"><text:soft-page-break/></text:p>
      <text:p text:style-name="P12">Ejercicio<text:span text:style-name="T9">4</text:span>:</text:p>
      <text:p text:style-name="P12"><text:span text:style-name="T11">En este apartado </text:span><text:span text:style-name="T12">nos solicitan modificar la columna Time para mostrar los tiempos en formato para humanos, para ello hemos realizado los siguientes pasos:</text:span></text:p>
      <text:p text:style-name="P12"><text:span text:style-name="T12"><text:tab/>1.-Click derecho sobre el nombre de la columna Time.</text:span></text:p>
      <text:p text:style-name="P12"><text:span text:style-name="T12"><text:tab/>2.-Seleccionamos la opción Edit Column Details…</text:span></text:p>
      <text:p text:style-name="P14"><text:span text:style-name="T10">Se abrirá una nueva pestaña:</text:span></text:p>
      <text:p text:style-name="P14"><text:span text:style-name="T10"><text:tab/>3.-En Field type, seleccionamos la opción UTC date, as YYYY-MM-DD, and time</text:span></text:p>
      <text:p text:style-name="P14"><text:span text:style-name="T10"><text:tab/>4.-Aceptamos</text:span></text:p>
      <text:p text:style-name="P14"><text:span text:style-name="T10">Como se puede observar en la columna se muestra la fecha, la hora, los minutos y segundos de captura del paquete.</text:span></text:p>
      <text:p text:style-name="P14"><text:span text:style-name="T10"/></text:p>
      <text:p text:style-name="P13">Ejercicio<text:span text:style-name="T15">5</text:span>:</text:p>
      <text:p text:style-name="P13"><text:span text:style-name="T12">Para este apartado comenzaremos realizando la captura de tráfico, para ello seleccionamos la opción “Show the capture options…,” se abrirá una nueva pestaña, elegiremos el interfaz deseado (en este caso ens192) y pulsaremos la opción “Capture Filter:”, de nuevo se abrirá otra pestaña donde selecionaremos la opción “UDP only” bajando un poco con la barra de scroll </text:span><text:span text:style-name="T13">y aceptamos, seguidamente comenzamos la captura pulsando el botón “Start” y abriremos una nueva terminal donde teclearemos el comando $sudo hping -S -p 80 </text:span><text:a xlink:type="simple" xlink:href="http://www.uam.es/" text:style-name="Internet_20_link" text:visited-style-name="Visited_20_Internet_20_Link">www.uam.es</text:a><text:span text:style-name="T13">, además abriremos un navegador para generar más tráfico.</text:span></text:p>
      <text:p text:style-name="P15"><text:span text:style-name="T13">U</text:span><text:span text:style-name="T10">na forma de comprobar que solo se ha capturado tráfico UDP, es por ejemplo filtrar tráfico a partir de un protocolo distinto a UDP, como se podrá observar no se obtiene nin</text:span><text:span text:style-name="T14">g</text:span><text:span text:style-name="T10">ún result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 svg:font-family="'Times new roma'"/>
    <style:font-face style:name="Times new Roman" svg:font-family="'Times new Roman'"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2:42:49.001103630</meta:creation-date>
    <dc:date>2019-10-10T22:15:48.204808982</dc:date>
    <meta:editing-duration>PT24M30S</meta:editing-duration>
    <meta:editing-cycles>5</meta:editing-cycles>
    <meta:generator>LibreOffice/6.0.7.3$Linux_X86_64 LibreOffice_project/00m0$Build-3</meta:generator>
    <meta:document-statistic meta:table-count="0" meta:image-count="0" meta:object-count="0" meta:page-count="2" meta:paragraph-count="26" meta:word-count="629" meta:character-count="3907" meta:non-whitespace-character-count="3297"/>
  </office:meta>
</office:document-meta>
</file>